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umberland AMT" style:font-name-asian="WenQuanYi Micro Hei" style:font-name-complex="Lohit Hindi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 style:protect="siz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T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lpha</text:p>
          </table:table-cell>
          <table:table-cell table:number-columns-repeated="3"/>
        </table:table-row>
        <table:table-row table:style-name="ro1">
          <table:table-cell office:value-type="string">
            <text:p>BL</text:p>
          </table:table-cell>
          <table:table-cell office:value-type="float" office:value="4">
            <text:p>4</text:p>
          </table:table-cell>
          <table:table-cell/>
          <table:table-cell office:value-type="string">
            <text:p>PSL</text:p>
          </table:table-cell>
          <table:table-cell table:number-columns-repeated="3"/>
        </table:table-row>
        <table:table-row table:style-name="ro1">
          <table:table-cell office:value-type="string">
            <text:p>H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>
            <draw:frame table:end-cell-address="Sheet1.D14" table:end-x="1.491cm" table:end-y="0.26cm" draw:z-index="0" draw:style-name="gr1" svg:width="2.352cm" svg:height="1.398cm" svg:x="1.397cm" svg:y="0.212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string">
            <text:p>TCR</text:p>
          </table:table-cell>
          <table:table-cell table:formula="of:=[.B1]/(2*SIN(PI()/[.B4]))" office:value-type="float" office:value="1.73205080756888">
            <text:p>1.7320508076</text:p>
          </table:table-cell>
          <table:table-cell table:number-columns-repeated="5"/>
        </table:table-row>
        <table:table-row table:style-name="ro1">
          <table:table-cell office:value-type="string">
            <text:p>BCR</text:p>
          </table:table-cell>
          <table:table-cell table:formula="of:=[.B2]/(2*SIN(PI()/[.B4]))" office:value-type="float" office:value="2.3094010767585">
            <text:p>2.3094010768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/>
          <table:table-cell>
            <draw:frame table:end-cell-address="Sheet1.E17" table:end-x="0.871cm" table:end-y="0.44cm" draw:z-index="1" draw:style-name="gr1" svg:width="3.935cm" svg:height="0.598cm" svg:x="1.452cm" svg:y="0.291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string">
            <text:p>PSL</text:p>
          </table:table-cell>
          <table:table-cell table:formula="of:=SQRT( [.B3]*[.B3] + ([.B13]-[.B12])*([.B13]-[.B12]) )" office:value-type="float" office:value="5.03322295684717">
            <text:p>5.0332229568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>
            <draw:frame table:end-cell-address="Sheet1.E22" table:end-x="1.674cm" table:end-y="0.416cm" draw:z-index="2" draw:style-name="gr1" svg:width="3.968cm" svg:height="1.21cm" svg:x="2.222cm" svg:y="0.106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OPP</text:p>
          </table:table-cell>
          <table:table-cell table:formula="of:=SQRT(      [.B17]*[.B17] - POWER(([.B2]-[.B1])/2; 2)                     )" office:value-type="float" office:value="5.00832640043891">
            <text:p>5.0083264004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>
            <text:p>Alpha</text:p>
          </table:table-cell>
          <table:table-cell table:formula="of:=ASIN([.B22]/[.B17])" office:value-type="float" office:value="1.47129228211479">
            <text:p>1.4712922821</text:p>
          </table:table-cell>
          <table:table-cell table:number-columns-repeated="5"/>
        </table:table-row>
        <table:table-row table:style-name="ro1">
          <table:table-cell office:value-type="string">
            <text:p>AlphaDeg</text:p>
          </table:table-cell>
          <table:table-cell table:formula="of:=DEGREES([.B23])" office:value-type="float" office:value="84.2988381953486">
            <text:p>84.2988381953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16/08/2012</text:date>, <text:time>14:4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16T11:27:11</meta:creation-date>
    <dc:date>2012-08-16T14:49:29</dc:date>
    <meta:editing-duration>PT6M17S</meta:editing-duration>
    <meta:editing-cycles>1</meta:editing-cycles>
    <meta:document-statistic meta:table-count="3" meta:cell-count="22" meta:object-count="3"/>
    <meta:generator>LibreOffice/3.3$Unix LibreOffice_project/330m19$Build-401</meta:generator>
  </office:meta>
</office:document-meta>
</file>

<file path=Object 1/content.xml><?xml version="1.0" encoding="utf-8"?>
<math xmlns="http://www.w3.org/1998/Math/MathML">
  <semantics>
    <mrow>
      <mi>R</mi>
      <mo stretchy="false">=</mo>
      <mfrac>
        <mi>L</mi>
        <mrow>
          <mn>2</mn>
          <mi>sin</mi>
          <mfenced open="(" close=")">
            <mfrac>
              <mo stretchy="false">π</mo>
              <mi>n</mi>
            </mfrac>
          </mfenced>
        </mrow>
      </mfrac>
    </mrow>
    <annotation encoding="StarMath 5.0">R = L over {  2 sin left( %pi over n right)  }</annotation>
  </semantics>
</math>
</file>

<file path=Object 2/content.xml><?xml version="1.0" encoding="utf-8"?>
<math xmlns="http://www.w3.org/1998/Math/MathML">
  <semantics>
    <mrow>
      <mi mathvariant="italic">psl</mi>
      <mo stretchy="false">=</mo>
      <msqrt>
        <mrow>
          <msup>
            <mi>h</mi>
            <mn>2</mn>
          </msup>
          <mo stretchy="false">+</mo>
          <msup>
            <mrow>
              <mo stretchy="false">(</mo>
              <mrow>
                <mi mathvariant="italic">bcr</mi>
                <mo stretchy="false">−</mo>
                <mi mathvariant="italic">lcr</mi>
              </mrow>
              <mo stretchy="false">)</mo>
            </mrow>
            <mn>2</mn>
          </msup>
        </mrow>
      </msqrt>
    </mrow>
    <annotation encoding="StarMath 5.0">psl = sqrt {       h^2 + (bcr - lcr) ^2           }</annotation>
  </semantics>
</math>
</file>

<file path=Object 3/content.xml><?xml version="1.0" encoding="utf-8"?>
<math xmlns="http://www.w3.org/1998/Math/MathML">
  <semantics>
    <mrow>
      <mi mathvariant="italic">opp</mi>
      <mo stretchy="false">=</mo>
      <msqrt>
        <mrow>
          <msup>
            <mi mathvariant="italic">psl</mi>
            <mn>2</mn>
          </msup>
          <mo stretchy="false">−</mo>
          <msup>
            <mfenced open="(" close=")">
              <mfrac>
                <mrow>
                  <mi mathvariant="italic">bl</mi>
                  <mo stretchy="false">−</mo>
                  <mi mathvariant="italic">tl</mi>
                </mrow>
                <mn>2</mn>
              </mfrac>
            </mfenced>
            <mn>2</mn>
          </msup>
        </mrow>
      </msqrt>
    </mrow>
    <annotation encoding="StarMath 5.0">opp= sqrt {  psl^2 - left( {bl - tl} over {2}   right) ^2 }</annotation>
  </semantics>
</math>
</file>